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C1" style:family="table-cell">
      <style:table-cell-properties style:vertical-align="bottom" fo:padding-left="0.191cm" fo:padding-right="0.191cm" fo:padding-top="0cm" fo:padding-bottom="0cm" fo:border="none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top="0.494cm" fo:margin-bottom="0.494cm" loext:contextual-spacing="false"/>
    </style:style>
    <style:style style:name="P10" style:family="paragraph" style:parent-style-name="Standard">
      <style:paragraph-properties fo:margin-left="0cm" fo:margin-right="0cm" fo:line-height="150%" fo:text-indent="1.249cm" style:auto-text-indent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1ae0a7" officeooo:paragraph-rsid="001ae0a7" style:font-size-asian="14pt" style:font-size-complex="14pt"/>
    </style:style>
    <style:style style:name="P19" style:family="paragraph" style:parent-style-name="Standard">
      <style:paragraph-properties fo:line-height="150%"/>
      <style:text-properties fo:font-size="14pt" officeooo:rsid="001ae0a7" officeooo:paragraph-rsid="001ae0a7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margin-top="0.494cm" fo:margin-bottom="0.494cm" loext:contextual-spacing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 style:list-style-name="WWNum1">
      <style:paragraph-properties fo:margin-top="0.494cm" fo:margin-bottom="0.494cm" loext:contextual-spacing="false"/>
    </style:style>
    <style:style style:name="P26" style:family="paragraph" style:parent-style-name="Standard">
      <style:paragraph-properties fo:margin-left="0cm" fo:margin-right="0cm" fo:line-height="150%" fo:text-indent="1.249cm" style:auto-text-indent="false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indent="1.249cm" style:auto-text-indent="false"/>
      <style:text-properties fo:font-size="14pt" style:font-size-asian="14pt" style:font-size-complex="14pt"/>
    </style:style>
    <style:style style:name="P28" style:family="paragraph" style:parent-style-name="Standard" style:list-style-name="WWNum1">
      <style:paragraph-properties fo:margin-top="0.49cm" fo:margin-bottom="0.49cm" loext:contextual-spacing="true" style:writing-mode="lr-tb"/>
      <style:text-properties officeooo:rsid="001b39f9" officeooo:paragraph-rsid="001b39f9"/>
    </style:style>
    <style:style style:name="P29" style:family="paragraph" style:parent-style-name="List_20_Paragraph" style:list-style-name="WWNum2">
      <style:paragraph-properties fo:line-height="150%"/>
    </style:style>
    <style:style style:name="P30" style:family="paragraph" style:parent-style-name="List_20_Paragraph" style:list-style-name="WWNum3">
      <style:paragraph-properties fo:line-height="150%"/>
    </style:style>
    <style:style style:name="P31" style:family="paragraph" style:parent-style-name="List_20_Paragraph" style:list-style-name="WWNum3">
      <style:paragraph-properties fo:line-height="150%"/>
      <style:text-properties officeooo:paragraph-rsid="001ae0a7"/>
    </style:style>
    <style:style style:name="P32" style:family="paragraph" style:parent-style-name="List_20_Paragraph" style:list-style-name="WWNum2">
      <style:paragraph-properties fo:line-height="150%"/>
      <style:text-properties fo:font-size="14pt" fo:language="en" fo:country="US" fo:font-weight="bold" style:font-size-asian="14pt" style:font-weight-asian="bold" style:font-size-complex="14pt"/>
    </style:style>
    <style:style style:name="P33" style:family="paragraph" style:parent-style-name="List_20_Paragraph">
      <style:paragraph-properties fo:line-height="150%"/>
      <style:text-properties fo:font-size="14pt" fo:language="en" fo:country="US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ae0a7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1ae0a7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font-size="14pt" fo:language="en" fo:country="none" fo:font-weight="bold" style:font-size-asian="14pt" style:font-weight-asian="bold" style:font-size-complex="14pt"/>
    </style:style>
    <style:style style:name="T9" style:family="text">
      <style:text-properties fo:font-size="14pt" fo:language="en" fo:country="none" style:font-size-asian="14pt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font-size="14pt" fo:language="en" fo:country="US" style:font-size-asian="14pt" style:font-size-complex="14pt"/>
    </style:style>
    <style:style style:name="T14" style:family="text">
      <style:text-properties style:font-name="Tahoma" fo:font-size="14pt" fo:language="en" fo:country="none" style:font-size-asian="14pt" style:font-name-complex="Tahoma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6">Кафедра МО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Book_20_Title"><text:span text:style-name="T1">отчет</text:span></text:span></text:p>
      <text:p text:style-name="P2"><text:span text:style-name="T2">по лабораторной работе</text:span><text:span text:style-name="T10"> </text:span><text:span text:style-name="T2">№1</text:span></text:p>
      <text:p text:style-name="P2"><text:span text:style-name="T2">по дисциплине </text:span><text:span text:style-name="T11">«</text:span><text:span text:style-name="T2">Программирование</text:span><text:span text:style-name="T11">»</text:span></text:p>
      <text:p text:style-name="P2"><text:span text:style-name="Book_20_Title"><text:span text:style-name="T12">Тема: Создание </text:span></text:span><text:span text:style-name="Book_20_Title"><text:span text:style-name="T13">Makefile</text:span></text:span><text:span text:style-name="Book_20_Title"><text:span text:style-name="T12"> и управление кодом с помощью </text:span></text:span><text:span text:style-name="Book_20_Title"><text:span text:style-name="T13">git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3">Студент гр. </text:span><text:span text:style-name="T5">6304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C1" office:value-type="string">
            <text:p text:style-name="P18">Некрасов Н. А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C1" office:value-type="string">
            <text:p text:style-name="P20">Кринкин К.В.</text:p>
          </table:table-cell>
        </table:table-row>
      </table:table>
      <text:p text:style-name="P6"/>
      <text:p text:style-name="P6"/>
      <text:p text:style-name="P6">Санкт-Петербург</text:p>
      <text:p text:style-name="P6">2016</text:p>
      <text:p text:style-name="P8"/>
      <text:p text:style-name="Standard"><text:soft-page-break/><text:span text:style-name="T2">Цель</text:span><text:span text:style-name="T3"> </text:span></text:p>
      <text:p text:style-name="P4"/>
      <text:p text:style-name="Standard"><text:span text:style-name="T3">Научиться создавать </text:span><text:span text:style-name="T5">makefile</text:span><text:span text:style-name="T3"> и управлять кодом с помощью </text:span><text:span text:style-name="T5">git</text:span><text:span text:style-name="T3">.</text:span></text:p>
      <text:p text:style-name="P24">Задание</text:p>
      <text:p text:style-name="P9"><text:span text:style-name="T3">1. Создайте проект, состоящий из пяти файлов: </text:span><text:span text:style-name="T8">main</text:span><text:span text:style-name="T2">.</text:span><text:span text:style-name="T8">c</text:span><text:span text:style-name="T3">,</text:span><text:span text:style-name="T9"> </text:span><text:span text:style-name="T8">print</text:span><text:span text:style-name="T2">_</text:span><text:span text:style-name="T8">str</text:span><text:span text:style-name="T2">.</text:span><text:span text:style-name="T8">c</text:span><text:span text:style-name="T3">, </text:span><text:span text:style-name="T8">get</text:span><text:span text:style-name="T2">_</text:span><text:span text:style-name="T8">name</text:span><text:span text:style-name="T2">.</text:span><text:span text:style-name="T8">c</text:span><text:span text:style-name="T3">,</text:span><text:span text:style-name="T9"> </text:span><text:span text:style-name="T8">print</text:span><text:span text:style-name="T2">_</text:span><text:span text:style-name="T8">str</text:span><text:span text:style-name="T2">.</text:span><text:span text:style-name="T8">h</text:span><text:span text:style-name="T3">,</text:span><text:span text:style-name="T9"> </text:span><text:span text:style-name="T8">get</text:span><text:span text:style-name="T2">_</text:span><text:span text:style-name="T8">name</text:span><text:span text:style-name="T2">.</text:span><text:span text:style-name="T8">h</text:span><text:span text:style-name="T3"> в каталоге, имя которого содержит Ваше имя, Фамилию и номер лабораторной.</text:span></text:p>
      <text:list xml:id="list5984322847600895821" text:style-name="WWNum1">
        <text:list-item>
          <text:p text:style-name="P25"><text:span text:style-name="T3">Файл</text:span><text:span text:style-name="T9"> </text:span><text:span text:style-name="T8">get</text:span><text:span text:style-name="T2">_</text:span><text:span text:style-name="T8">name</text:span><text:span text:style-name="T2">.</text:span><text:span text:style-name="T8">c</text:span><text:span text:style-name="T3"> должен содержать описание функции, которая считывает из входного потока имя пользователя и возвращает его.</text:span></text:p>
          <text:p text:style-name="P28"><text:span text:style-name="T3">#include &lt;stdio.h&gt;</text:span></text:p>
          <text:p text:style-name="P28"><text:span text:style-name="T3">#include &lt;stdlib.h&gt;</text:span></text:p>
          <text:p text:style-name="P28"><text:span text:style-name="T3">char* get_name(){</text:span></text:p>
          <text:p text:style-name="P28"><text:span text:style-name="T3"><text:s text:c="3"/>char* name = (char*)malloc(80*sizeof(char));</text:span></text:p>
          <text:p text:style-name="P28"><text:span text:style-name="T3"><text:s text:c="4"/>int i = 0;</text:span></text:p>
          <text:p text:style-name="P28"><text:span text:style-name="T3"><text:s text:c="4"/>char ch;</text:span></text:p>
          <text:p text:style-name="P28"><text:span text:style-name="T3"><text:s text:c="4"/>while ((ch = getchar()) != '\n')</text:span></text:p>
          <text:p text:style-name="P28"><text:span text:style-name="T3"><text:s text:c="4"/>{</text:span></text:p>
          <text:p text:style-name="P28"><text:span text:style-name="T3"><text:s text:c="6"/>name[i] = ch;</text:span></text:p>
          <text:p text:style-name="P28"><text:span text:style-name="T3"><text:s text:c="6"/>i++;</text:span></text:p>
          <text:p text:style-name="P28"><text:span text:style-name="T3"><text:s text:c="4"/>}</text:span></text:p>
          <text:p text:style-name="P28"><text:span text:style-name="T3"><text:s text:c="4"/>name[i] = '\0';</text:span></text:p>
          <text:p text:style-name="P28"><text:span text:style-name="T3"><text:s text:c="4"/>return name;</text:span></text:p>
          <text:p text:style-name="P28"><text:span text:style-name="T3">} <text:s/></text:span></text:p>
        </text:list-item>
        <text:list-item>
          <text:p text:style-name="P25"><text:span text:style-name="T3">Файл </text:span><text:span text:style-name="T8">get</text:span><text:span text:style-name="T2">_</text:span><text:span text:style-name="T8">name</text:span><text:span text:style-name="T2">.</text:span><text:span text:style-name="T8">h</text:span><text:span text:style-name="T3"> должен содержать прототип функции, которая считывает из входного потока имя пользователя и возвращает его.</text:span></text:p>
        </text:list-item>
        <text:list-item>
          <text:p text:style-name="P25"><text:span text:style-name="T3">Файл</text:span><text:span text:style-name="T9"> </text:span><text:span text:style-name="T8">print</text:span><text:span text:style-name="T2">_</text:span><text:span text:style-name="T8">str</text:span><text:span text:style-name="T2">.</text:span><text:span text:style-name="T8">c</text:span><text:span text:style-name="T3"> должен содержать описание функции, которая принимает в качестве аргумента строку и выводит её (функция ничего не возвращает).</text:span></text:p>
          <text:p text:style-name="P28"><text:span text:style-name="T3">#include &lt;stdio.h&gt;</text:span></text:p>
          <text:p text:style-name="P28"><text:span text:style-name="T3">void print_str(char* str){</text:span></text:p>
          <text:p text:style-name="P28"><text:span text:style-name="T3">printf("%s\n", str);</text:span></text:p>
          <text:p text:style-name="P28"><text:span text:style-name="T3">}</text:span></text:p>
          <text:p text:style-name="P28"><text:span text:style-name="T3"/></text:p>
        </text:list-item>
        <text:list-item>
          <text:p text:style-name="P25"><text:span text:style-name="T3">Файл </text:span><text:span text:style-name="T8">print</text:span><text:span text:style-name="T2">_</text:span><text:span text:style-name="T8">str</text:span><text:span text:style-name="T2">.</text:span><text:span text:style-name="T8">h</text:span><text:span text:style-name="T3"> должен содержать прототип функции, которая принимает в качестве аргумента строку и выводит её (функция ничего не возвращает).</text:span></text:p>
        </text:list-item>
        <text:list-item>
          <text:p text:style-name="P25"><text:soft-page-break/><text:span text:style-name="T3">Файл </text:span><text:span text:style-name="T8">main</text:span><text:span text:style-name="T2">.</text:span><text:span text:style-name="T8">c</text:span><text:span text:style-name="T3"> содержит главную функцию, которая вызывает функцию из файла</text:span><text:span text:style-name="T9"> </text:span><text:span text:style-name="T8">get</text:span><text:span text:style-name="T2">_</text:span><text:span text:style-name="T8">name</text:span><text:span text:style-name="T2">.</text:span><text:span text:style-name="T8">h</text:span><text:span text:style-name="T3">, добавляет к результату выполнения функции строку “</text:span><text:span text:style-name="T9">Hello</text:span><text:span text:style-name="T3">,” и передает полученную строку в функцию вывода стро</text:span><text:span text:style-name="T14">﻿</text:span><text:span text:style-name="T3">ки из</text:span><text:span text:style-name="T9"> </text:span><text:span text:style-name="T8">print</text:span><text:span text:style-name="T2">_</text:span><text:span text:style-name="T8">str</text:span><text:span text:style-name="T2">.</text:span><text:span text:style-name="T8">h</text:span><text:span text:style-name="T3">.</text:span></text:p>
          <text:p text:style-name="P28"><text:span text:style-name="T3">#include &lt;stdio.h&gt;</text:span></text:p>
          <text:p text:style-name="P28"><text:span text:style-name="T3">#include "get_name.h"</text:span></text:p>
          <text:p text:style-name="P28"><text:span text:style-name="T3">#include &lt;string.h&gt;</text:span></text:p>
          <text:p text:style-name="P28"><text:span text:style-name="T3">#include "print_str.h"</text:span></text:p>
          <text:p text:style-name="P28"><text:span text:style-name="T3">void main(){</text:span></text:p>
          <text:p text:style-name="P28"><text:span text:style-name="T3"><text:s text:c="4"/>char hello[90] = "Hello, ";</text:span></text:p>
          <text:p text:style-name="P28"><text:span text:style-name="T3"><text:s text:c="4"/>char* result;</text:span></text:p>
          <text:p text:style-name="P28"><text:span text:style-name="T3"><text:s text:c="4"/>result = get_name();</text:span></text:p>
          <text:p text:style-name="P28"><text:span text:style-name="T3"><text:s text:c="4"/>print_str(strncat(hello, result, 80));</text:span></text:p>
          <text:p text:style-name="P28"><text:span text:style-name="T3"><text:s text:c="3"/>}</text:span></text:p>
        </text:list-item>
      </text:list>
      <text:p text:style-name="P9"><text:span text:style-name="T3">2. После того, как Ваш проект будет готов, создайте для него </text:span><text:span text:style-name="T9">Makefile</text:span>. </text:p>
      <text:p text:style-name="P15">Содержание</text:p>
      <text:list xml:id="list2302230416984036079" text:style-name="WWNum2">
        <text:list-item>
          <text:p text:style-name="P32">Makefile</text:p>
        </text:list-item>
      </text:list>
      <text:p text:style-name="P23">main: get_name.o print_str.o main.o</text:p>
      <text:p text:style-name="P26">gcc main.o -o main <text:s/>get_name.o print_str.o </text:p>
      <text:p text:style-name="P1"><text:span text:style-name="T3"><text:s text:c="2"/></text:span><text:span text:style-name="T4">##</text:span><text:span text:style-name="T3">Линковка</text:span></text:p>
      <text:p text:style-name="P1"><text:span text:style-name="T4"><text:s text:c="2"/>##</text:span><text:span text:style-name="T3">Исполняемый файл – main</text:span></text:p>
      <text:p text:style-name="P12"><text:span text:style-name="T5">rm</text:span><text:span text:style-name="T3"> *.</text:span><text:span text:style-name="T5">o</text:span></text:p>
      <text:p text:style-name="P22"/>
      <text:p text:style-name="P1"><text:span text:style-name="T5">main</text:span><text:span text:style-name="T3">.</text:span><text:span text:style-name="T5">o</text:span><text:span text:style-name="T3">: </text:span><text:span text:style-name="T5">main</text:span><text:span text:style-name="T3">.</text:span><text:span text:style-name="T5">c</text:span></text:p>
      <text:p text:style-name="P10"><text:span text:style-name="T5">gcc</text:span><text:span text:style-name="T3"> -</text:span><text:span text:style-name="T5">c</text:span><text:span text:style-name="T3"> </text:span><text:span text:style-name="T5">main</text:span><text:span text:style-name="T3">.</text:span><text:span text:style-name="T5">c</text:span><text:span text:style-name="T3"> </text:span></text:p>
      <text:p text:style-name="P1"><text:span text:style-name="T4">##</text:span><text:span text:style-name="T3">Создание объектного файла main</text:span></text:p>
      <text:p text:style-name="P23">get_name.o: get_name.c get_name.h</text:p>
      <text:p text:style-name="P26">gcc -c get_name.c <text:s/></text:p>
      <text:p text:style-name="P1"><text:span text:style-name="T4">##</text:span><text:span text:style-name="T3">Создание</text:span><text:span text:style-name="T5"> </text:span><text:span text:style-name="T3">объектного</text:span><text:span text:style-name="T5"> </text:span><text:span text:style-name="T3">файла</text:span><text:span text:style-name="T5"> get_name</text:span></text:p>
      <text:p text:style-name="P23">print_str.o: print_str.c print_str.h</text:p>
      <text:p text:style-name="P33"><text:tab/> gcc -c print_str.c </text:p>
      <text:p text:style-name="P1"><text:span text:style-name="T5"><text:s/></text:span><text:span text:style-name="T6">##</text:span><text:span text:style-name="T3">Создание</text:span><text:span text:style-name="T5"> </text:span><text:span text:style-name="T3">объектного</text:span><text:span text:style-name="T5"> </text:span><text:span text:style-name="T3">файла</text:span><text:span text:style-name="T5"> print_str</text:span></text:p>
      <text:p text:style-name="P22">clean: </text:p>
      <text:p text:style-name="P27"><text:soft-page-break/>rm *.o</text:p>
      <text:list xml:id="list95411635240466" text:continue-numbering="true" text:style-name="WWNum2">
        <text:list-item>
          <text:p text:style-name="P29"><text:span text:style-name="T2">Работа с </text:span><text:span text:style-name="T7">git</text:span></text:p>
        </text:list-item>
      </text:list>
      <text:list xml:id="list2618721415219068243" text:style-name="WWNum3">
        <text:list-item>
          <text:p text:style-name="P31"><text:span text:style-name="T5">Git</text:span><text:span text:style-name="T3"> </text:span><text:span text:style-name="T5">clone</text:span><text:span text:style-name="T3"> </text:span><text:span text:style-name="T4">https://github.com/moevm/pr1-2016-6304</text:span><text:span text:style-name="T3"> - </text:span><text:span text:style-name="T4">копируем репозиторий для локальной работы.</text:span></text:p>
        </text:list-item>
        <text:list-item>
          <text:p text:style-name="P30"><text:span text:style-name="T5">Git</text:span><text:span text:style-name="T3"> </text:span><text:span text:style-name="T5">checkout</text:span><text:span text:style-name="T3"> –</text:span><text:span text:style-name="T5">b</text:span><text:span text:style-name="T3"> “</text:span><text:span text:style-name="T6">Nekrasov_Nikita</text:span><text:span text:style-name="T3">_</text:span><text:span text:style-name="T5">L</text:span><text:span text:style-name="T3">_1” </text:span><text:span text:style-name="T4">создание ветки, следующей от master.</text:span></text:p>
        </text:list-item>
        <text:list-item>
          <text:p text:style-name="P30"><text:span text:style-name="T5">Git</text:span><text:span text:style-name="T3"> </text:span><text:span text:style-name="T5">push</text:span><text:span text:style-name="T3"> </text:span><text:span text:style-name="T5">origin</text:span><text:span text:style-name="T3"> “</text:span><text:span text:style-name="T4">Nekrasov_Nikita_</text:span><text:span text:style-name="T5">L</text:span><text:span text:style-name="T3">_1” </text:span><text:span text:style-name="T4">отправляем изменения.</text:span></text:p>
        </text:list-item>
        <text:list-item>
          <text:p text:style-name="P30"><text:span text:style-name="T5">Git</text:span><text:span text:style-name="T3"> </text:span><text:span text:style-name="T5">add</text:span><text:span text:style-name="T3"> *.</text:span><text:span text:style-name="T5">c</text:span><text:span text:style-name="T3"> *.</text:span><text:span text:style-name="T5">h</text:span><text:span text:style-name="T3"> </text:span><text:span text:style-name="T5">makefile</text:span><text:span text:style-name="T3"> индексируем изменения;</text:span></text:p>
        </text:list-item>
        <text:list-item>
          <text:p text:style-name="P30"><text:span text:style-name="T5">Git</text:span><text:span text:style-name="T3"> </text:span><text:span text:style-name="T5">commit</text:span><text:span text:style-name="T3"> –</text:span><text:span text:style-name="T5">m</text:span><text:span text:style-name="T3"> “</text:span><text:span text:style-name="T5">L</text:span><text:span text:style-name="T3">_1” создадим коммит наших изменений;</text:span></text:p>
        </text:list-item>
        <text:list-item>
          <text:p text:style-name="P30"><text:span text:style-name="T5">Git</text:span><text:span text:style-name="T3"> </text:span><text:span text:style-name="T5">push</text:span><text:span text:style-name="T3"> </text:span><text:span text:style-name="T5">origin</text:span><text:span text:style-name="T3"> отправим изменения на репозиторий;</text:span></text:p>
        </text:list-item>
        <text:list-item>
          <text:p text:style-name="P30"><text:span text:style-name="T3">Создадим</text:span><text:span text:style-name="T5"> pull request </text:span><text:span text:style-name="T3">в</text:span><text:span text:style-name="T5"> </text:span><text:span text:style-name="T3">ветку</text:span><text:span text:style-name="T5"> master.</text:span></text:p>
        </text:list-item>
      </text:list>
      <text:p text:style-name="P7"/>
      <text:p text:style-name="P1"><text:span text:style-name="T2">Вывод</text:span><text:span text:style-name="T3"> </text:span></text:p>
      <text:p text:style-name="P19">Результатом данной лабораторной стало получение навыков работы с репозиторием, а также навыка создание компоновочного фай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bin Alexender</meta:initial-creator>
    <meta:editing-cycles>6</meta:editing-cycles>
    <meta:creation-date>2016-09-25T11:53:00</meta:creation-date>
    <dc:date>2016-10-27T09:54:11.192366580</dc:date>
    <meta:editing-duration>PT23M46S</meta:editing-duration>
    <meta:generator>LibreOffice/5.2.2.2.0$Linux_X86_64 LibreOffice_project/20m0$Build-2</meta:generator>
    <meta:document-statistic meta:table-count="1" meta:image-count="0" meta:object-count="0" meta:page-count="4" meta:paragraph-count="82" meta:word-count="415" meta:character-count="2898" meta:non-whitespace-character-count="2525"/>
    <meta:user-defined meta:name="AppVersion">14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